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beta test release, version 1.1.9</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559860795"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652809140"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467092551"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382348378"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914750006"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9, the built-in version will be hidden (to avoid confusion). If you uninstall version 1.1.9,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950022624"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446330660"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823633385"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336662797"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556256058" text:style-name="L10">
        <text:list-item>
          <text:p text:style-name="P21">Unzip <text:span text:style-name="Source_20_Text">writer2latex119bet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071057372" text:style-name="L11">
        <text:list-item>
          <text:p text:style-name="P22">Unzip <text:span text:style-name="Source_20_Text">writer2latex119bet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93552855"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615713004"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518891812"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604106899"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657890313"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313995630"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841566322"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971450846"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1-08-09T09:32:00</dc:date>
    <meta:print-date>2004-06-29T10:09:33</meta:print-date>
    <dc:language>en-US</dc:language>
    <meta:editing-cycles>322</meta:editing-cycles>
    <meta:editing-duration>PT41H36M38S</meta:editing-duration>
    <meta:document-statistic meta:table-count="24" meta:image-count="1" meta:object-count="0" meta:page-count="45" meta:paragraph-count="1078" meta:word-count="12823" meta:character-count="84275"/>
    <meta:user-defined meta:name="Info 1"/>
    <meta:user-defined meta:name="Info 2"/>
    <meta:user-defined meta:name="Info 3"/>
    <meta:user-defined meta:name="Info 4"/>
  </office:meta>
</office:document-meta>
</file>